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7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79cm"/>
    </style:style>
    <style:style style:name="co4" style:family="table-column">
      <style:table-column-properties fo:break-before="auto" style:column-width="3.886cm"/>
    </style:style>
    <style:style style:name="co5" style:family="table-column">
      <style:table-column-properties fo:break-before="auto" style:column-width="3.1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2" table:number-columns-repeated="1018" table:default-cell-style-name="ce1"/>
        <table:table-row table:style-name="ro1">
          <table:table-cell office:value-type="string" calcext:value-type="string">
            <text:p>parallel (maste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Average</text:p>
          </table:table-cell>
          <table:table-cell table:number-columns-repeated="101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float" office:value="32.329469203949" calcext:value-type="float">
            <text:p>32.329469</text:p>
          </table:table-cell>
          <table:table-cell office:value-type="float" office:value="32.6555449962616" calcext:value-type="float">
            <text:p>32.655545</text:p>
          </table:table-cell>
          <table:table-cell office:value-type="float" office:value="44.7723805904388" calcext:value-type="float">
            <text:p>44.772381</text:p>
          </table:table-cell>
          <table:table-cell table:formula="of:=AVERAGE([.C3:.E3])" office:value-type="float" office:value="36.5857982635498" calcext:value-type="float">
            <text:p>36.585798</text:p>
          </table:table-cell>
          <table:table-cell table:number-columns-repeated="101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office:value-type="float" office:value="26.6188313961029" calcext:value-type="float">
            <text:p>26.618831</text:p>
          </table:table-cell>
          <table:table-cell office:value-type="float" office:value="27.3019034862518" calcext:value-type="float">
            <text:p>27.301903</text:p>
          </table:table-cell>
          <table:table-cell office:value-type="float" office:value="26.774210691452" calcext:value-type="float">
            <text:p>26.774211</text:p>
          </table:table-cell>
          <table:table-cell table:formula="of:=AVERAGE([.C4:.E4])" office:value-type="float" office:value="26.8983151912689" calcext:value-type="float">
            <text:p>26.898315</text:p>
          </table:table-cell>
          <table:table-cell table:number-columns-repeated="101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float" office:value="22.1829702854156" calcext:value-type="float">
            <text:p>22.182970</text:p>
          </table:table-cell>
          <table:table-cell office:value-type="float" office:value="22.1280927658081" calcext:value-type="float">
            <text:p>22.128093</text:p>
          </table:table-cell>
          <table:table-cell office:value-type="float" office:value="22.1553554534912" calcext:value-type="float">
            <text:p>22.155355</text:p>
          </table:table-cell>
          <table:table-cell table:formula="of:=AVERAGE([.C5:.E5])" office:value-type="float" office:value="22.155472834905" calcext:value-type="float">
            <text:p>22.155473</text:p>
          </table:table-cell>
          <table:table-cell table:number-columns-repeated="101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6" calcext:value-type="float">
            <text:p>16</text:p>
          </table:table-cell>
          <table:table-cell office:value-type="float" office:value="21.9407253265381" calcext:value-type="float">
            <text:p>21.940725</text:p>
          </table:table-cell>
          <table:table-cell office:value-type="float" office:value="21.0723524093628" calcext:value-type="float">
            <text:p>21.072352</text:p>
          </table:table-cell>
          <table:table-cell office:value-type="float" office:value="21.5610928535461" calcext:value-type="float">
            <text:p>21.561093</text:p>
          </table:table-cell>
          <table:table-cell table:formula="of:=AVERAGE([.C6:.E6])" office:value-type="float" office:value="21.5247235298157" calcext:value-type="float">
            <text:p>21.524724</text:p>
          </table:table-cell>
          <table:table-cell table:number-columns-repeated="101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" calcext:value-type="float">
            <text:p>2</text:p>
          </table:table-cell>
          <table:table-cell office:value-type="float" office:value="50.0522940158844" calcext:value-type="float">
            <text:p>50.052294</text:p>
          </table:table-cell>
          <table:table-cell office:value-type="float" office:value="49.9739236831665" calcext:value-type="float">
            <text:p>49.973924</text:p>
          </table:table-cell>
          <table:table-cell office:value-type="float" office:value="49.6447925567627" calcext:value-type="float">
            <text:p>49.644793</text:p>
          </table:table-cell>
          <table:table-cell table:formula="of:=AVERAGE([.C7:.E7])" office:value-type="float" office:value="49.8903367519379" calcext:value-type="float">
            <text:p>49.890337</text:p>
          </table:table-cell>
          <table:table-cell table:number-columns-repeated="101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office:value-type="float" office:value="41.3915877342224" calcext:value-type="float">
            <text:p>41.391588</text:p>
          </table:table-cell>
          <table:table-cell office:value-type="float" office:value="41.0481488704681" calcext:value-type="float">
            <text:p>41.048149</text:p>
          </table:table-cell>
          <table:table-cell office:value-type="float" office:value="41.1627173423767" calcext:value-type="float">
            <text:p>41.162717</text:p>
          </table:table-cell>
          <table:table-cell table:formula="of:=AVERAGE([.C8:.E8])" office:value-type="float" office:value="41.2008179823558" calcext:value-type="float">
            <text:p>41.200818</text:p>
          </table:table-cell>
          <table:table-cell table:number-columns-repeated="101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8" calcext:value-type="float">
            <text:p>8</text:p>
          </table:table-cell>
          <table:table-cell office:value-type="float" office:value="34.4592792987823" calcext:value-type="float">
            <text:p>34.459279</text:p>
          </table:table-cell>
          <table:table-cell office:value-type="float" office:value="34.4988052845001" calcext:value-type="float">
            <text:p>34.498805</text:p>
          </table:table-cell>
          <table:table-cell office:value-type="float" office:value="34.2200381755829" calcext:value-type="float">
            <text:p>34.220038</text:p>
          </table:table-cell>
          <table:table-cell table:formula="of:=AVERAGE([.C9:.E9])" office:value-type="float" office:value="34.3927075862885" calcext:value-type="float">
            <text:p>34.392708</text:p>
          </table:table-cell>
          <table:table-cell table:number-columns-repeated="101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6" calcext:value-type="float">
            <text:p>16</text:p>
          </table:table-cell>
          <table:table-cell office:value-type="float" office:value="32.4392924308777" calcext:value-type="float">
            <text:p>32.439292</text:p>
          </table:table-cell>
          <table:table-cell office:value-type="float" office:value="32.3872530460358" calcext:value-type="float">
            <text:p>32.387253</text:p>
          </table:table-cell>
          <table:table-cell office:value-type="float" office:value="32.888947725296" calcext:value-type="float">
            <text:p>32.888948</text:p>
          </table:table-cell>
          <table:table-cell table:formula="of:=AVERAGE([.C10:.E10])" office:value-type="float" office:value="32.5718310674032" calcext:value-type="float">
            <text:p>32.571831</text:p>
          </table:table-cell>
          <table:table-cell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float" office:value="70.4499564170837" calcext:value-type="float">
            <text:p>70.449956</text:p>
          </table:table-cell>
          <table:table-cell office:value-type="float" office:value="71.5019845962524" calcext:value-type="float">
            <text:p>71.501985</text:p>
          </table:table-cell>
          <table:table-cell office:value-type="float" office:value="73.4920959472656" calcext:value-type="float">
            <text:p>73.492096</text:p>
          </table:table-cell>
          <table:table-cell table:formula="of:=AVERAGE([.C11:.E11])" office:value-type="float" office:value="71.8146789868673" calcext:value-type="float">
            <text:p>71.814679</text:p>
          </table:table-cell>
          <table:table-cell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office:value-type="float" office:value="59.4036917686462" calcext:value-type="float">
            <text:p>59.403692</text:p>
          </table:table-cell>
          <table:table-cell office:value-type="float" office:value="59.3064527511597" calcext:value-type="float">
            <text:p>59.306453</text:p>
          </table:table-cell>
          <table:table-cell office:value-type="float" office:value="59.5463559627533" calcext:value-type="float">
            <text:p>59.546356</text:p>
          </table:table-cell>
          <table:table-cell table:formula="of:=AVERAGE([.C12:.E12])" office:value-type="float" office:value="59.4188334941864" calcext:value-type="float">
            <text:p>59.418833</text:p>
          </table:table-cell>
          <table:table-cell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8" calcext:value-type="float">
            <text:p>8</text:p>
          </table:table-cell>
          <table:table-cell office:value-type="float" office:value="49.503936290741" calcext:value-type="float">
            <text:p>49.503936</text:p>
          </table:table-cell>
          <table:table-cell office:value-type="float" office:value="49.6873826980591" calcext:value-type="float">
            <text:p>49.687383</text:p>
          </table:table-cell>
          <table:table-cell office:value-type="float" office:value="49.446252822876" calcext:value-type="float">
            <text:p>49.446253</text:p>
          </table:table-cell>
          <table:table-cell table:formula="of:=AVERAGE([.C13:.E13])" office:value-type="float" office:value="49.5458572705587" calcext:value-type="float">
            <text:p>49.545857</text:p>
          </table:table-cell>
          <table:table-cell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6" calcext:value-type="float">
            <text:p>16</text:p>
          </table:table-cell>
          <table:table-cell office:value-type="float" office:value="46.863219499588" calcext:value-type="float">
            <text:p>46.863219</text:p>
          </table:table-cell>
          <table:table-cell office:value-type="float" office:value="47.0928089618683" calcext:value-type="float">
            <text:p>47.092809</text:p>
          </table:table-cell>
          <table:table-cell office:value-type="float" office:value="46.8023145198822" calcext:value-type="float">
            <text:p>46.802315</text:p>
          </table:table-cell>
          <table:table-cell table:formula="of:=AVERAGE([.C14:.E14])" office:value-type="float" office:value="46.9194476604462" calcext:value-type="float">
            <text:p>46.91944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allel (slav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Average</text:p>
          </table:table-cell>
          <table:table-cell table:number-columns-repeated="101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float" office:value="14.921252" calcext:value-type="float">
            <text:p>14.921252</text:p>
          </table:table-cell>
          <table:table-cell office:value-type="float" office:value="15.188366" calcext:value-type="float">
            <text:p>15.188366</text:p>
          </table:table-cell>
          <table:table-cell office:value-type="float" office:value="27.3870229" calcext:value-type="float">
            <text:p>27.387023</text:p>
          </table:table-cell>
          <table:table-cell table:formula="of:=AVERAGE([.C18:.E18])" office:value-type="float" office:value="19.1655469666667" calcext:value-type="float">
            <text:p>19.165547</text:p>
          </table:table-cell>
          <table:table-cell table:number-columns-repeated="101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office:value-type="float" office:value="9.41005849" calcext:value-type="float">
            <text:p>9.410058</text:p>
          </table:table-cell>
          <table:table-cell office:value-type="float" office:value="9.91098952" calcext:value-type="float">
            <text:p>9.910990</text:p>
          </table:table-cell>
          <table:table-cell office:value-type="float" office:value="9.47346234" calcext:value-type="float">
            <text:p>9.473462</text:p>
          </table:table-cell>
          <table:table-cell table:formula="of:=AVERAGE([.C19:.E19])" office:value-type="float" office:value="9.59817011666667" calcext:value-type="float">
            <text:p>9.598170</text:p>
          </table:table-cell>
          <table:table-cell table:number-columns-repeated="101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float" office:value="4.9429795" calcext:value-type="float">
            <text:p>4.942980</text:p>
          </table:table-cell>
          <table:table-cell office:value-type="float" office:value="4.9644548" calcext:value-type="float">
            <text:p>4.964455</text:p>
          </table:table-cell>
          <table:table-cell office:value-type="float" office:value="5.28594255" calcext:value-type="float">
            <text:p>5.285943</text:p>
          </table:table-cell>
          <table:table-cell table:formula="of:=AVERAGE([.C20:.E20])" office:value-type="float" office:value="5.06445895" calcext:value-type="float">
            <text:p>5.064459</text:p>
          </table:table-cell>
          <table:table-cell table:number-columns-repeated="101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6" calcext:value-type="float">
            <text:p>16</text:p>
          </table:table-cell>
          <table:table-cell office:value-type="float" office:value="3.635281" calcext:value-type="float">
            <text:p>3.635281</text:p>
          </table:table-cell>
          <table:table-cell office:value-type="float" office:value="3.73209738" calcext:value-type="float">
            <text:p>3.732097</text:p>
          </table:table-cell>
          <table:table-cell office:value-type="float" office:value="4.1385741" calcext:value-type="float">
            <text:p>4.138574</text:p>
          </table:table-cell>
          <table:table-cell table:formula="of:=AVERAGE([.C21:.E21])" office:value-type="float" office:value="3.83531749333333" calcext:value-type="float">
            <text:p>3.835317</text:p>
          </table:table-cell>
          <table:table-cell table:number-columns-repeated="101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" calcext:value-type="float">
            <text:p>2</text:p>
          </table:table-cell>
          <table:table-cell office:value-type="float" office:value="22.70448017" calcext:value-type="float">
            <text:p>22.704480</text:p>
          </table:table-cell>
          <table:table-cell office:value-type="float" office:value="22.5367633" calcext:value-type="float">
            <text:p>22.536763</text:p>
          </table:table-cell>
          <table:table-cell office:value-type="float" office:value="22.2489075" calcext:value-type="float">
            <text:p>22.248908</text:p>
          </table:table-cell>
          <table:table-cell table:formula="of:=AVERAGE([.C22:.E22])" office:value-type="float" office:value="22.49671699" calcext:value-type="float">
            <text:p>22.496717</text:p>
          </table:table-cell>
          <table:table-cell table:number-columns-repeated="101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office:value-type="float" office:value="14.1519615" calcext:value-type="float">
            <text:p>14.151962</text:p>
          </table:table-cell>
          <table:table-cell office:value-type="float" office:value="14.1261324" calcext:value-type="float">
            <text:p>14.126132</text:p>
          </table:table-cell>
          <table:table-cell office:value-type="float" office:value="14.2245202" calcext:value-type="float">
            <text:p>14.224520</text:p>
          </table:table-cell>
          <table:table-cell table:formula="of:=AVERAGE([.C23:.E23])" office:value-type="float" office:value="14.1675380333333" calcext:value-type="float">
            <text:p>14.167538</text:p>
          </table:table-cell>
          <table:table-cell table:number-columns-repeated="101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8" calcext:value-type="float">
            <text:p>8</text:p>
          </table:table-cell>
          <table:table-cell office:value-type="float" office:value="7.3471486" calcext:value-type="float">
            <text:p>7.347149</text:p>
          </table:table-cell>
          <table:table-cell office:value-type="float" office:value="7.4423983" calcext:value-type="float">
            <text:p>7.442398</text:p>
          </table:table-cell>
          <table:table-cell office:value-type="float" office:value="7.45131" calcext:value-type="float">
            <text:p>7.451310</text:p>
          </table:table-cell>
          <table:table-cell table:formula="of:=AVERAGE([.C24:.E24])" office:value-type="float" office:value="7.41361896666667" calcext:value-type="float">
            <text:p>7.413619</text:p>
          </table:table-cell>
          <table:table-cell table:number-columns-repeated="101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6" calcext:value-type="float">
            <text:p>16</text:p>
          </table:table-cell>
          <table:table-cell office:value-type="float" office:value="5.3685739" calcext:value-type="float">
            <text:p>5.368574</text:p>
          </table:table-cell>
          <table:table-cell office:value-type="float" office:value="5.4715971" calcext:value-type="float">
            <text:p>5.471597</text:p>
          </table:table-cell>
          <table:table-cell office:value-type="float" office:value="5.6531455" calcext:value-type="float">
            <text:p>5.653146</text:p>
          </table:table-cell>
          <table:table-cell table:formula="of:=AVERAGE([.C25:.E25])" office:value-type="float" office:value="5.49777216666667" calcext:value-type="float">
            <text:p>5.497772</text:p>
          </table:table-cell>
          <table:table-cell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float" office:value="30.8015394" calcext:value-type="float">
            <text:p>30.801539</text:p>
          </table:table-cell>
          <table:table-cell office:value-type="float" office:value="32.102230787" calcext:value-type="float">
            <text:p>32.102231</text:p>
          </table:table-cell>
          <table:table-cell office:value-type="float" office:value="34.0195984" calcext:value-type="float">
            <text:p>34.019598</text:p>
          </table:table-cell>
          <table:table-cell table:formula="of:=AVERAGE([.C26:.E26])" office:value-type="float" office:value="32.307789529" calcext:value-type="float">
            <text:p>32.307790</text:p>
          </table:table-cell>
          <table:table-cell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office:value-type="float" office:value="20.16861009" calcext:value-type="float">
            <text:p>20.168610</text:p>
          </table:table-cell>
          <table:table-cell office:value-type="float" office:value="19.9584889" calcext:value-type="float">
            <text:p>19.958489</text:p>
          </table:table-cell>
          <table:table-cell office:value-type="float" office:value="20.126421" calcext:value-type="float">
            <text:p>20.126421</text:p>
          </table:table-cell>
          <table:table-cell table:formula="of:=AVERAGE([.C27:.E27])" office:value-type="float" office:value="20.0845066633333" calcext:value-type="float">
            <text:p>20.084507</text:p>
          </table:table-cell>
          <table:table-cell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8" calcext:value-type="float">
            <text:p>8</text:p>
          </table:table-cell>
          <table:table-cell office:value-type="float" office:value="10.5655453" calcext:value-type="float">
            <text:p>10.565545</text:p>
          </table:table-cell>
          <table:table-cell office:value-type="float" office:value="10.697255373" calcext:value-type="float">
            <text:p>10.697255</text:p>
          </table:table-cell>
          <table:table-cell office:value-type="float" office:value="10.505254" calcext:value-type="float">
            <text:p>10.505254</text:p>
          </table:table-cell>
          <table:table-cell table:formula="of:=AVERAGE([.C28:.E28])" office:value-type="float" office:value="10.5893515576667" calcext:value-type="float">
            <text:p>10.589352</text:p>
          </table:table-cell>
          <table:table-cell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6" calcext:value-type="float">
            <text:p>16</text:p>
          </table:table-cell>
          <table:table-cell office:value-type="float" office:value="7.7098364" calcext:value-type="float">
            <text:p>7.709836</text:p>
          </table:table-cell>
          <table:table-cell office:value-type="float" office:value="7.8153967" calcext:value-type="float">
            <text:p>7.815397</text:p>
          </table:table-cell>
          <table:table-cell office:value-type="float" office:value="7.63330483" calcext:value-type="float">
            <text:p>7.633305</text:p>
          </table:table-cell>
          <table:table-cell table:formula="of:=AVERAGE([.C29:.E29])" office:value-type="float" office:value="7.71951264333333" calcext:value-type="float">
            <text:p>7.71951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Average</text:p>
          </table:table-cell>
          <table:table-cell table:number-columns-repeated="101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float" office:value="4.17452764511108" calcext:value-type="float">
            <text:p>4.174528</text:p>
          </table:table-cell>
          <table:table-cell table:number-columns-repeated="2"/>
          <table:table-cell table:formula="of:=AVERAGE([.C33:.E33])" office:value-type="float" office:value="4.17452764511108" calcext:value-type="float">
            <text:p>4.174528</text:p>
          </table:table-cell>
          <table:table-cell table:number-columns-repeated="101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office:value-type="float" office:value="4.19097399711609" calcext:value-type="float">
            <text:p>4.190974</text:p>
          </table:table-cell>
          <table:table-cell table:number-columns-repeated="2"/>
          <table:table-cell table:formula="of:=AVERAGE([.C34:.E34])" office:value-type="float" office:value="4.19097399711609" calcext:value-type="float">
            <text:p>4.190974</text:p>
          </table:table-cell>
          <table:table-cell table:number-columns-repeated="101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float" office:value="4.21781873703003" calcext:value-type="float">
            <text:p>4.217819</text:p>
          </table:table-cell>
          <table:table-cell table:number-columns-repeated="2"/>
          <table:table-cell table:formula="of:=AVERAGE([.C35:.E35])" office:value-type="float" office:value="4.21781873703003" calcext:value-type="float">
            <text:p>4.217819</text:p>
          </table:table-cell>
          <table:table-cell table:number-columns-repeated="101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6" calcext:value-type="float">
            <text:p>16</text:p>
          </table:table-cell>
          <table:table-cell office:value-type="float" office:value="4.41267156600952" calcext:value-type="float">
            <text:p>4.412672</text:p>
          </table:table-cell>
          <table:table-cell table:number-columns-repeated="2"/>
          <table:table-cell table:formula="of:=AVERAGE([.C36:.E36])" office:value-type="float" office:value="4.41267156600952" calcext:value-type="float">
            <text:p>4.412672</text:p>
          </table:table-cell>
          <table:table-cell table:number-columns-repeated="101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" calcext:value-type="float">
            <text:p>2</text:p>
          </table:table-cell>
          <table:table-cell office:value-type="float" office:value="5.76975297927856" calcext:value-type="float">
            <text:p>5.769753</text:p>
          </table:table-cell>
          <table:table-cell table:number-columns-repeated="2"/>
          <table:table-cell table:formula="of:=AVERAGE([.C37:.E37])" office:value-type="float" office:value="5.76975297927856" calcext:value-type="float">
            <text:p>5.769753</text:p>
          </table:table-cell>
          <table:table-cell table:number-columns-repeated="101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office:value-type="float" office:value="5.5411741733551" calcext:value-type="float">
            <text:p>5.541174</text:p>
          </table:table-cell>
          <table:table-cell table:number-columns-repeated="2"/>
          <table:table-cell table:formula="of:=AVERAGE([.C38:.E38])" office:value-type="float" office:value="5.5411741733551" calcext:value-type="float">
            <text:p>5.541174</text:p>
          </table:table-cell>
          <table:table-cell table:number-columns-repeated="101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8" calcext:value-type="float">
            <text:p>8</text:p>
          </table:table-cell>
          <table:table-cell office:value-type="float" office:value="5.75533962249756" calcext:value-type="float">
            <text:p>5.755340</text:p>
          </table:table-cell>
          <table:table-cell table:number-columns-repeated="2"/>
          <table:table-cell table:formula="of:=AVERAGE([.C39:.E39])" office:value-type="float" office:value="5.75533962249756" calcext:value-type="float">
            <text:p>5.755340</text:p>
          </table:table-cell>
          <table:table-cell table:number-columns-repeated="101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6" calcext:value-type="float">
            <text:p>16</text:p>
          </table:table-cell>
          <table:table-cell office:value-type="float" office:value="6.18752288818359" calcext:value-type="float">
            <text:p>6.187523</text:p>
          </table:table-cell>
          <table:table-cell table:number-columns-repeated="2"/>
          <table:table-cell table:formula="of:=AVERAGE([.C40:.E40])" office:value-type="float" office:value="6.18752288818359" calcext:value-type="float">
            <text:p>6.187523</text:p>
          </table:table-cell>
          <table:table-cell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float" office:value="8.19536471366882" calcext:value-type="float">
            <text:p>8.195365</text:p>
          </table:table-cell>
          <table:table-cell table:number-columns-repeated="2"/>
          <table:table-cell table:formula="of:=AVERAGE([.C41:.E41])" office:value-type="float" office:value="8.19536471366882" calcext:value-type="float">
            <text:p>8.195365</text:p>
          </table:table-cell>
          <table:table-cell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office:value-type="float" office:value="8.36739945411682" calcext:value-type="float">
            <text:p>8.367399</text:p>
          </table:table-cell>
          <table:table-cell table:number-columns-repeated="2"/>
          <table:table-cell table:formula="of:=AVERAGE([.C42:.E42])" office:value-type="float" office:value="8.36739945411682" calcext:value-type="float">
            <text:p>8.367399</text:p>
          </table:table-cell>
          <table:table-cell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8" calcext:value-type="float">
            <text:p>8</text:p>
          </table:table-cell>
          <table:table-cell office:value-type="float" office:value="8.14521408081055" calcext:value-type="float">
            <text:p>8.145214</text:p>
          </table:table-cell>
          <table:table-cell table:number-columns-repeated="2"/>
          <table:table-cell table:formula="of:=AVERAGE([.C43:.E43])" office:value-type="float" office:value="8.14521408081055" calcext:value-type="float">
            <text:p>8.145214</text:p>
          </table:table-cell>
          <table:table-cell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6" calcext:value-type="float">
            <text:p>16</text:p>
          </table:table-cell>
          <table:table-cell office:value-type="float" office:value="8.3678560256958" calcext:value-type="float">
            <text:p>8.367856</text:p>
          </table:table-cell>
          <table:table-cell table:number-columns-repeated="2"/>
          <table:table-cell table:formula="of:=AVERAGE([.C44:.E44])" office:value-type="float" office:value="8.3678560256958" calcext:value-type="float">
            <text:p>8.367856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erial T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Tp</text:p>
          </table:table-cell>
          <table:table-cell table:number-columns-repeated="1017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float" office:value="4.17452764511108" calcext:value-type="float">
            <text:p>4.174528</text:p>
          </table:table-cell>
          <table:table-cell table:formula="of:=[.G52]-[.C52]" office:value-type="float" office:value="68.9970688819885" calcext:value-type="float">
            <text:p>68.997069</text:p>
          </table:table-cell>
          <table:table-cell table:formula="of:=[.C52]/[.F3]" office:value-type="float" office:value="0.114102407033445" calcext:value-type="float">
            <text:p>0.114102</text:p>
          </table:table-cell>
          <table:table-cell table:formula="of:=[.E52]/[.B52]" office:value-type="float" office:value="0.0570512035167227" calcext:value-type="float">
            <text:p>0.057051</text:p>
          </table:table-cell>
          <table:table-cell table:formula="of:=PRODUCT([.B3];[.F3])" office:value-type="float" office:value="73.1715965270996" calcext:value-type="float">
            <text:p>73.1715965270996</text:p>
          </table:table-cell>
          <table:table-cell table:number-columns-repeated="1017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office:value-type="float" office:value="4.19097399711609" calcext:value-type="float">
            <text:p>4.190974</text:p>
          </table:table-cell>
          <table:table-cell table:formula="of:=[.G53]-[.C53]" office:value-type="float" office:value="103.40228676796" calcext:value-type="float">
            <text:p>103.402287</text:p>
          </table:table-cell>
          <table:table-cell table:formula="of:=[.C53]/[.F4]" office:value-type="float" office:value="0.155808048471246" calcext:value-type="float">
            <text:p>0.155808</text:p>
          </table:table-cell>
          <table:table-cell table:formula="of:=[.E53]/[.B53]" office:value-type="float" office:value="0.0389520121178116" calcext:value-type="float">
            <text:p>0.038952</text:p>
          </table:table-cell>
          <table:table-cell table:formula="of:=PRODUCT([.B4];[.F4])" office:value-type="float" office:value="107.593260765076" calcext:value-type="float">
            <text:p>107.593260765076</text:p>
          </table:table-cell>
          <table:table-cell table:number-columns-repeated="1017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float" office:value="4.21781873703003" calcext:value-type="float">
            <text:p>4.217819</text:p>
          </table:table-cell>
          <table:table-cell table:formula="of:=[.G54]-[.C54]" office:value-type="float" office:value="173.02596394221" calcext:value-type="float">
            <text:p>173.025964</text:p>
          </table:table-cell>
          <table:table-cell table:formula="of:=[.C54]/[.F5]" office:value-type="float" office:value="0.190373672837396" calcext:value-type="float">
            <text:p>0.190374</text:p>
          </table:table-cell>
          <table:table-cell table:formula="of:=[.E54]/[.B54]" office:value-type="float" office:value="0.0237967091046746" calcext:value-type="float">
            <text:p>0.023797</text:p>
          </table:table-cell>
          <table:table-cell table:formula="of:=PRODUCT([.B5];[.F5])" office:value-type="float" office:value="177.24378267924" calcext:value-type="float">
            <text:p>177.24378267924</text:p>
          </table:table-cell>
          <table:table-cell table:number-columns-repeated="1017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6" calcext:value-type="float">
            <text:p>16</text:p>
          </table:table-cell>
          <table:table-cell office:value-type="float" office:value="4.41267156600952" calcext:value-type="float">
            <text:p>4.412672</text:p>
          </table:table-cell>
          <table:table-cell table:formula="of:=[.G55]-[.C55]" office:value-type="float" office:value="339.982904911042" calcext:value-type="float">
            <text:p>339.982905</text:p>
          </table:table-cell>
          <table:table-cell table:formula="of:=[.C55]/[.F6]" office:value-type="float" office:value="0.205004796456371" calcext:value-type="float">
            <text:p>0.205005</text:p>
          </table:table-cell>
          <table:table-cell table:formula="of:=[.E55]/[.B55]" office:value-type="float" office:value="0.0128127997785232" calcext:value-type="float">
            <text:p>0.012813</text:p>
          </table:table-cell>
          <table:table-cell table:formula="of:=PRODUCT([.B6];[.F6])" office:value-type="float" office:value="344.395576477051" calcext:value-type="float">
            <text:p>344.395576477051</text:p>
          </table:table-cell>
          <table:table-cell table:number-columns-repeated="1017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" calcext:value-type="float">
            <text:p>2</text:p>
          </table:table-cell>
          <table:table-cell office:value-type="float" office:value="5.76975297927856" calcext:value-type="float">
            <text:p>5.769753</text:p>
          </table:table-cell>
          <table:table-cell table:formula="of:=[.G56]-[.C56]" office:value-type="float" office:value="94.0109205245972" calcext:value-type="float">
            <text:p>94.010921</text:p>
          </table:table-cell>
          <table:table-cell table:formula="of:=[.C56]/[.F7]" office:value-type="float" office:value="0.115648707844299" calcext:value-type="float">
            <text:p>0.115649</text:p>
          </table:table-cell>
          <table:table-cell table:formula="of:=[.E56]/[.B56]" office:value-type="float" office:value="0.0578243539221495" calcext:value-type="float">
            <text:p>0.057824</text:p>
          </table:table-cell>
          <table:table-cell table:formula="of:=PRODUCT([.B7];[.F7])" office:value-type="float" office:value="99.7806735038758" calcext:value-type="float">
            <text:p>99.7806735038758</text:p>
          </table:table-cell>
          <table:table-cell table:number-columns-repeated="1017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office:value-type="float" office:value="5.5411741733551" calcext:value-type="float">
            <text:p>5.541174</text:p>
          </table:table-cell>
          <table:table-cell table:formula="of:=[.G57]-[.C57]" office:value-type="float" office:value="159.262097756068" calcext:value-type="float">
            <text:p>159.262098</text:p>
          </table:table-cell>
          <table:table-cell table:formula="of:=[.C57]/[.F8]" office:value-type="float" office:value="0.134491848577572" calcext:value-type="float">
            <text:p>0.134492</text:p>
          </table:table-cell>
          <table:table-cell table:formula="of:=[.E57]/[.B57]" office:value-type="float" office:value="0.033622962144393" calcext:value-type="float">
            <text:p>0.033623</text:p>
          </table:table-cell>
          <table:table-cell table:formula="of:=PRODUCT([.B8];[.F8])" office:value-type="float" office:value="164.803271929423" calcext:value-type="float">
            <text:p>164.803271929423</text:p>
          </table:table-cell>
          <table:table-cell table:number-columns-repeated="1017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8" calcext:value-type="float">
            <text:p>8</text:p>
          </table:table-cell>
          <table:table-cell office:value-type="float" office:value="5.75533962249756" calcext:value-type="float">
            <text:p>5.755340</text:p>
          </table:table-cell>
          <table:table-cell table:formula="of:=[.G58]-[.C58]" office:value-type="float" office:value="269.38632106781" calcext:value-type="float">
            <text:p>269.386321</text:p>
          </table:table-cell>
          <table:table-cell table:formula="of:=[.C58]/[.F9]" office:value-type="float" office:value="0.167341858969896" calcext:value-type="float">
            <text:p>0.167342</text:p>
          </table:table-cell>
          <table:table-cell table:formula="of:=[.E58]/[.B58]" office:value-type="float" office:value="0.020917732371237" calcext:value-type="float">
            <text:p>0.020918</text:p>
          </table:table-cell>
          <table:table-cell table:formula="of:=PRODUCT([.B9];[.F9])" office:value-type="float" office:value="275.141660690308" calcext:value-type="float">
            <text:p>275.141660690308</text:p>
          </table:table-cell>
          <table:table-cell table:number-columns-repeated="1017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6" calcext:value-type="float">
            <text:p>16</text:p>
          </table:table-cell>
          <table:table-cell office:value-type="float" office:value="6.18752288818359" calcext:value-type="float">
            <text:p>6.187523</text:p>
          </table:table-cell>
          <table:table-cell table:formula="of:=[.G59]-[.C59]" office:value-type="float" office:value="514.961774190268" calcext:value-type="float">
            <text:p>514.961774</text:p>
          </table:table-cell>
          <table:table-cell table:formula="of:=[.C59]/[.F10]" office:value-type="float" office:value="0.18996546050418" calcext:value-type="float">
            <text:p>0.189965</text:p>
          </table:table-cell>
          <table:table-cell table:formula="of:=[.E59]/[.B59]" office:value-type="float" office:value="0.0118728412815112" calcext:value-type="float">
            <text:p>0.011873</text:p>
          </table:table-cell>
          <table:table-cell table:formula="of:=PRODUCT([.B10];[.F10])" office:value-type="float" office:value="521.149297078451" calcext:value-type="float">
            <text:p>521.149297078451</text:p>
          </table:table-cell>
          <table:table-cell table:number-columns-repeated="1017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float" office:value="8.19536471366882" calcext:value-type="float">
            <text:p>8.195365</text:p>
          </table:table-cell>
          <table:table-cell table:formula="of:=[.G60]-[.C60]" office:value-type="float" office:value="135.433993260066" calcext:value-type="float">
            <text:p>135.433993</text:p>
          </table:table-cell>
          <table:table-cell table:formula="of:=[.C60]/[.F11]" office:value-type="float" office:value="0.114118239185717" calcext:value-type="float">
            <text:p>0.114118</text:p>
          </table:table-cell>
          <table:table-cell table:formula="of:=[.E60]/[.B60]" office:value-type="float" office:value="0.0570591195928586" calcext:value-type="float">
            <text:p>0.057059</text:p>
          </table:table-cell>
          <table:table-cell table:formula="of:=PRODUCT([.B11];[.F11])" office:value-type="float" office:value="143.629357973735" calcext:value-type="float">
            <text:p>143.629357973735</text:p>
          </table:table-cell>
          <table:table-cell table:number-columns-repeated="1017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office:value-type="float" office:value="8.36739945411682" calcext:value-type="float">
            <text:p>8.367399</text:p>
          </table:table-cell>
          <table:table-cell table:formula="of:=[.G61]-[.C61]" office:value-type="float" office:value="229.307934522629" calcext:value-type="float">
            <text:p>229.307935</text:p>
          </table:table-cell>
          <table:table-cell table:formula="of:=[.C61]/[.F12]" office:value-type="float" office:value="0.140820661767712" calcext:value-type="float">
            <text:p>0.140821</text:p>
          </table:table-cell>
          <table:table-cell table:formula="of:=[.E61]/[.B61]" office:value-type="float" office:value="0.035205165441928" calcext:value-type="float">
            <text:p>0.035205</text:p>
          </table:table-cell>
          <table:table-cell table:formula="of:=PRODUCT([.B12];[.F12])" office:value-type="float" office:value="237.675333976746" calcext:value-type="float">
            <text:p>237.675333976746</text:p>
          </table:table-cell>
          <table:table-cell table:number-columns-repeated="1017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8" calcext:value-type="float">
            <text:p>8</text:p>
          </table:table-cell>
          <table:table-cell office:value-type="float" office:value="8.14521408081055" calcext:value-type="float">
            <text:p>8.145214</text:p>
          </table:table-cell>
          <table:table-cell table:formula="of:=[.G62]-[.C62]" office:value-type="float" office:value="388.221644083659" calcext:value-type="float">
            <text:p>388.221644</text:p>
          </table:table-cell>
          <table:table-cell table:formula="of:=[.C62]/[.F13]" office:value-type="float" office:value="0.16439748002202" calcext:value-type="float">
            <text:p>0.164397</text:p>
          </table:table-cell>
          <table:table-cell table:formula="of:=[.E62]/[.B62]" office:value-type="float" office:value="0.0205496850027526" calcext:value-type="float">
            <text:p>0.020550</text:p>
          </table:table-cell>
          <table:table-cell table:formula="of:=PRODUCT([.B13];[.F13])" office:value-type="float" office:value="396.36685816447" calcext:value-type="float">
            <text:p>396.36685816447</text:p>
          </table:table-cell>
          <table:table-cell table:number-columns-repeated="1017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6" calcext:value-type="float">
            <text:p>16</text:p>
          </table:table-cell>
          <table:table-cell office:value-type="float" office:value="8.3678560256958" calcext:value-type="float">
            <text:p>8.367856</text:p>
          </table:table-cell>
          <table:table-cell table:formula="of:=[.G63]-[.C63]" office:value-type="float" office:value="742.343306541443" calcext:value-type="float">
            <text:p>742.343307</text:p>
          </table:table-cell>
          <table:table-cell table:formula="of:=[.C63]/[.F14]" office:value-type="float" office:value="0.178345152019981" calcext:value-type="float">
            <text:p>0.178345</text:p>
          </table:table-cell>
          <table:table-cell table:formula="of:=[.E63]/[.B63]" office:value-type="float" office:value="0.0111465720012488" calcext:value-type="float">
            <text:p>0.011147</text:p>
          </table:table-cell>
          <table:table-cell table:formula="of:=PRODUCT([.B14];[.F14])" office:value-type="float" office:value="750.711162567139" calcext:value-type="float">
            <text:p>750.711162567139</text:p>
          </table:table-cell>
          <table:table-cell table:number-columns-repeated="1017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01:10:04.722860187</meta:creation-date>
    <dc:date>2024-06-05T17:16:00.572184287</dc:date>
    <meta:editing-duration>P1DT6H51M34S</meta:editing-duration>
    <meta:editing-cycles>180</meta:editing-cycles>
    <meta:generator>LibreOffice/7.3.7.2$Linux_X86_64 LibreOffice_project/30$Build-2</meta:generator>
    <meta:document-statistic meta:table-count="1" meta:cell-count="304" meta:object-count="0"/>
  </office:meta>
</office:document-meta>
</file>